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3" svg:font-family="'Liberation Sans'" style:font-family-generic="swiss"/>
    <style:font-face style:name="Liberation Sans" svg:font-family="'Liberation Sans'" style:font-adornments="Regular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1.1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fill-color="#008000" draw:textarea-horizontal-align="justify" draw:textarea-vertical-align="middle" draw:auto-grow-height="false" fo:min-height="1.188cm" fo:min-width="1.118cm"/>
    </style:style>
    <style:style style:name="gr5" style:family="graphic" style:parent-style-name="standard">
      <style:graphic-properties draw:fill-color="#800000" draw:textarea-horizontal-align="justify" draw:textarea-vertical-align="middle" draw:auto-grow-height="false" fo:min-height="1.188cm" fo:min-width="1.118cm"/>
      <style:paragraph-properties style:writing-mode="lr-tb"/>
    </style:style>
    <style:style style:name="gr6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ff0000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8000"/>
      <style:paragraph-properties fo:text-align="center"/>
    </style:style>
    <style:style style:name="P5" style:family="paragraph">
      <style:paragraph-properties fo:text-align="center" style:writing-mode="lr-tb"/>
      <style:text-properties fo:color="#ffff00"/>
    </style:style>
    <style:style style:name="P6" style:family="paragraph">
      <loext:graphic-properties draw:fill-color="#800000"/>
      <style:paragraph-properties fo:text-align="center" style:writing-mode="lr-tb"/>
      <style:text-properties fo:color="#ffff00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color="#ffff00"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286cm" svg:height="2.032cm" svg:x="14.057cm" svg:y="2.513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86cm" svg:height="2.032cm" svg:x="14.057cm" svg:y="5.583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86cm" svg:height="2.032cm" svg:x="14.057cm" svg:y="11.723cm">
          <text:p text:style-name="P1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25cm" svg:height="0.962cm" svg:x="4.921cm" svg:y="1.197cm">
          <draw:text-box>
            <text:p>A</text:p>
          </draw:text-box>
        </draw:frame>
        <draw:frame draw:style-name="gr2" draw:text-style-name="P2" draw:layer="layout" svg:width="0.925cm" svg:height="0.962cm" svg:x="14.7cm" svg:y="1.205cm">
          <draw:text-box>
            <text:p>B</text:p>
          </draw:text-box>
        </draw:frame>
        <draw:frame draw:style-name="gr3" draw:text-style-name="P3" draw:layer="layout" svg:width="0.502cm" svg:height="1.187cm" svg:x="-5.35cm" svg:y="14.716cm">
          <draw:text-box>
            <text:p/>
          </draw:text-box>
        </draw:frame>
        <draw:custom-shape draw:style-name="gr4" draw:text-style-name="P4" xml:id="id15" draw:id="id15" draw:layer="layout" svg:width="2.286cm" svg:height="2.032cm" svg:x="9.255cm" svg:y="2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286cm" svg:height="2.032cm" svg:x="14.057cm" svg:y="17.862cm">
          <text:p text:style-name="P1">r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7" draw:id="id17" draw:layer="layout" svg:width="2.286cm" svg:height="2.032cm" svg:x="14.057cm" svg:y="24.002cm">
          <text:p text:style-name="P5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86cm" svg:height="2.032cm" svg:x="14.057cm" svg:y="8.653cm">
          <text:p text:style-name="P1">r1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286cm" svg:height="2.032cm" svg:x="14.057cm" svg:y="14.792cm">
          <text:p text:style-name="P1">r2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286cm" svg:height="2.032cm" svg:x="14.057cm" svg:y="20.932cm">
          <text:p text:style-name="P1">r3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286cm" svg:height="2.032cm" svg:x="4.278cm" svg:y="2.48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286cm" svg:height="2.032cm" svg:x="4.278cm" svg:y="5.56cm">
          <text:p text:style-name="P1">r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2.286cm" svg:height="2.032cm" svg:x="4.278cm" svg:y="11.707cm">
          <text:p text:style-name="P1">r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2.286cm" svg:height="2.032cm" svg:x="4.278cm" svg:y="17.855cm">
          <text:p text:style-name="P1">r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2.286cm" svg:height="2.032cm" svg:x="4.302cm" svg:y="24.002cm">
          <text:p text:style-name="P5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86cm" svg:height="2.032cm" svg:x="4.278cm" svg:y="8.633cm">
          <text:p text:style-name="P1">r1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286cm" svg:height="2.032cm" svg:x="4.278cm" svg:y="14.781cm">
          <text:p text:style-name="P1">r2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286cm" svg:height="2.032cm" svg:x="4.278cm" svg:y="20.928cm">
          <text:p text:style-name="P1">r3v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7" draw:layer="layout" draw:type="curve" svg:x1="5.421cm" svg:y1="4.518cm" svg:x2="5.421cm" svg:y2="5.56cm" draw:start-shape="id1" draw:start-glue-point="8" draw:end-shape="id2" draw:end-glue-point="4" svg:d="M5421 4518v1042" svg:viewBox="0 0 1 1043">
          <text:p/>
        </draw:connector>
        <draw:connector draw:style-name="gr6" draw:text-style-name="P7" draw:layer="layout" draw:type="curve" svg:x1="15.2cm" svg:y1="4.545cm" svg:x2="15.2cm" svg:y2="5.583cm" draw:start-shape="id3" draw:start-glue-point="8" draw:end-shape="id4" draw:end-glue-point="4" svg:d="M15200 4545v1038" svg:viewBox="0 0 1 1039">
          <text:p/>
        </draw:connector>
        <draw:connector draw:style-name="gr6" draw:text-style-name="P7" draw:layer="layout" draw:type="curve" svg:x1="5.421cm" svg:y1="7.592cm" svg:x2="15.2cm" svg:y2="8.653cm" draw:start-shape="id2" draw:start-glue-point="8" draw:end-shape="id5" draw:end-glue-point="4" svg:d="M5421 7592c0 796 9779 266 9779 1061" svg:viewBox="0 0 9780 1062">
          <text:p/>
        </draw:connector>
        <draw:connector draw:style-name="gr6" draw:text-style-name="P7" draw:layer="layout" draw:type="curve" svg:x1="15.2cm" svg:y1="7.615cm" svg:x2="5.421cm" svg:y2="8.633cm" draw:start-shape="id4" draw:start-glue-point="8" draw:end-shape="id6" draw:end-glue-point="4" svg:d="M15200 7615c0 765-9779 256-9779 1018" svg:viewBox="0 0 9780 1019">
          <text:p/>
        </draw:connector>
        <draw:connector draw:style-name="gr6" draw:text-style-name="P7" draw:layer="layout" draw:type="curve" svg:x1="5.421cm" svg:y1="10.665cm" svg:x2="5.421cm" svg:y2="11.707cm" draw:start-shape="id6" draw:start-glue-point="8" draw:end-shape="id7" svg:d="M5421 10665v1042" svg:viewBox="0 0 1 1043">
          <text:p/>
        </draw:connector>
        <draw:connector draw:style-name="gr6" draw:text-style-name="P7" draw:layer="layout" draw:type="curve" svg:x1="15.2cm" svg:y1="10.685cm" svg:x2="15.2cm" svg:y2="11.723cm" draw:start-shape="id5" draw:start-glue-point="8" draw:end-shape="id8" draw:end-glue-point="4" svg:d="M15200 10685v1038" svg:viewBox="0 0 1 1039">
          <text:p/>
        </draw:connector>
        <draw:connector draw:style-name="gr6" draw:text-style-name="P7" draw:layer="layout" draw:type="curve" svg:x1="5.421cm" svg:y1="13.739cm" svg:x2="15.2cm" svg:y2="14.792cm" draw:start-shape="id7" draw:start-glue-point="8" draw:end-shape="id9" draw:end-glue-point="4" svg:d="M5421 13739c0 790 9779 264 9779 1053" svg:viewBox="0 0 9780 1054">
          <text:p/>
        </draw:connector>
        <draw:connector draw:style-name="gr6" draw:text-style-name="P7" draw:layer="layout" draw:type="curve" svg:x1="15.2cm" svg:y1="13.755cm" svg:x2="5.421cm" svg:y2="14.781cm" draw:start-shape="id8" draw:start-glue-point="8" draw:end-shape="id10" draw:end-glue-point="4" svg:d="M15200 13755c0 771-9779 258-9779 1026" svg:viewBox="0 0 9780 1027">
          <text:p/>
        </draw:connector>
        <draw:connector draw:style-name="gr6" draw:text-style-name="P7" draw:layer="layout" draw:type="curve" svg:x1="5.421cm" svg:y1="16.813cm" svg:x2="5.421cm" svg:y2="17.855cm" draw:start-shape="id10" draw:start-glue-point="8" draw:end-shape="id11" draw:end-glue-point="4" svg:d="M5421 16813v1042" svg:viewBox="0 0 1 1043">
          <text:p/>
        </draw:connector>
        <draw:connector draw:style-name="gr6" draw:text-style-name="P7" draw:layer="layout" draw:type="curve" svg:x1="15.2cm" svg:y1="16.824cm" svg:x2="15.2cm" svg:y2="17.862cm" draw:start-shape="id9" draw:start-glue-point="8" draw:end-shape="id12" draw:end-glue-point="4" svg:d="M15200 16824v1038" svg:viewBox="0 0 1 1039">
          <text:p/>
        </draw:connector>
        <draw:connector draw:style-name="gr6" draw:text-style-name="P7" draw:layer="layout" draw:type="curve" svg:x1="5.421cm" svg:y1="19.887cm" svg:x2="15.2cm" svg:y2="20.932cm" draw:start-shape="id11" draw:start-glue-point="8" draw:end-shape="id13" draw:end-glue-point="4" svg:d="M5421 19887c0 784 9779 262 9779 1045" svg:viewBox="0 0 9780 1046">
          <text:p/>
        </draw:connector>
        <draw:connector draw:style-name="gr6" draw:text-style-name="P7" draw:layer="layout" draw:type="curve" svg:x1="14.391cm" svg:y1="19.597cm" svg:x2="5.421cm" svg:y2="20.928cm" draw:start-shape="id12" draw:start-glue-point="7" draw:end-shape="id14" draw:end-glue-point="4" svg:d="M14391 19597c0 1222-8970 557-8970 1331" svg:viewBox="0 0 8971 1332">
          <text:p/>
        </draw:connector>
        <draw:connector draw:style-name="gr6" draw:text-style-name="P7" draw:layer="layout" draw:type="curve" svg:x1="5.421cm" svg:y1="22.96cm" svg:x2="10.398cm" svg:y2="24.002cm" draw:start-shape="id14" draw:start-glue-point="8" draw:end-shape="id15" draw:end-glue-point="4" svg:d="M5421 22960c0 783 4977 262 4977 1042" svg:viewBox="0 0 4978 1043">
          <text:p/>
        </draw:connector>
        <draw:connector draw:style-name="gr6" draw:text-style-name="P7" draw:layer="layout" draw:type="curve" svg:x1="15.2cm" svg:y1="22.964cm" svg:x2="10.398cm" svg:y2="24.002cm" draw:start-shape="id13" draw:start-glue-point="8" draw:end-shape="id15" draw:end-glue-point="4" svg:d="M15200 22964c0 780-4802 261-4802 1038" svg:viewBox="0 0 4803 1039">
          <text:p/>
        </draw:connector>
        <draw:connector draw:style-name="gr7" draw:text-style-name="P7" draw:layer="layout" svg:x1="4.278cm" svg:y1="3.502cm" svg:x2="4.302cm" svg:y2="25.018cm" draw:start-shape="id1" draw:start-glue-point="6" draw:end-shape="id16" draw:end-glue-point="6" svg:d="M4278 3502h-501v21516h525" svg:viewBox="0 0 526 21517">
          <text:p/>
        </draw:connector>
        <draw:connector draw:style-name="gr8" draw:text-style-name="P8" draw:layer="layout" svg:x1="4.278cm" svg:y1="6.576cm" svg:x2="4.302cm" svg:y2="25.018cm" draw:start-shape="id2" draw:start-glue-point="6" draw:end-shape="id16" draw:end-glue-point="6" svg:d="M4278 6576h-501v18442h525" svg:viewBox="0 0 526 18443">
          <text:p/>
        </draw:connector>
        <draw:connector draw:style-name="gr8" draw:text-style-name="P8" draw:layer="layout" svg:x1="4.278cm" svg:y1="9.649cm" svg:x2="4.302cm" svg:y2="25.018cm" draw:start-shape="id6" draw:start-glue-point="6" draw:end-shape="id16" draw:end-glue-point="6" svg:d="M4278 9649h-501v15369h525" svg:viewBox="0 0 526 15370">
          <text:p/>
        </draw:connector>
        <draw:connector draw:style-name="gr8" draw:text-style-name="P8" draw:layer="layout" svg:x1="4.278cm" svg:y1="12.723cm" svg:x2="4.302cm" svg:y2="25.018cm" draw:start-shape="id7" draw:start-glue-point="6" draw:end-shape="id16" draw:end-glue-point="6" svg:d="M4278 12723h-501v12295h525" svg:viewBox="0 0 526 12296">
          <text:p/>
        </draw:connector>
        <draw:connector draw:style-name="gr8" draw:text-style-name="P8" draw:layer="layout" svg:x1="4.278cm" svg:y1="18.871cm" svg:x2="4.302cm" svg:y2="25.018cm" draw:start-shape="id11" draw:start-glue-point="6" draw:end-shape="id16" draw:end-glue-point="6" svg:d="M4278 18871h-501v6147h525" svg:viewBox="0 0 526 6148">
          <text:p/>
        </draw:connector>
        <draw:connector draw:style-name="gr8" draw:text-style-name="P8" draw:layer="layout" svg:x1="4.278cm" svg:y1="15.797cm" svg:x2="4.302cm" svg:y2="25.018cm" draw:start-shape="id10" draw:start-glue-point="6" draw:end-shape="id16" draw:end-glue-point="6" svg:d="M4278 15797h-501v9221h525" svg:viewBox="0 0 526 9222">
          <text:p/>
        </draw:connector>
        <draw:connector draw:style-name="gr8" draw:text-style-name="P8" draw:layer="layout" svg:x1="4.278cm" svg:y1="21.944cm" svg:x2="4.302cm" svg:y2="25.018cm" draw:start-shape="id14" draw:start-glue-point="6" draw:end-shape="id16" draw:end-glue-point="6" svg:d="M4278 21944h-501v3074h525" svg:viewBox="0 0 526 3075">
          <text:p/>
        </draw:connector>
        <draw:connector draw:style-name="gr7" draw:text-style-name="P7" draw:layer="layout" svg:x1="16.343cm" svg:y1="3.529cm" svg:x2="16.343cm" svg:y2="25.018cm" draw:start-shape="id3" draw:start-glue-point="10" draw:end-shape="id17" draw:end-glue-point="10" svg:d="M16343 3529h502v21489h-502" svg:viewBox="0 0 503 21490">
          <text:p/>
        </draw:connector>
        <draw:connector draw:style-name="gr8" draw:text-style-name="P8" draw:layer="layout" svg:x1="16.343cm" svg:y1="6.599cm" svg:x2="16.343cm" svg:y2="25.018cm" draw:start-shape="id4" draw:start-glue-point="10" draw:end-shape="id17" draw:end-glue-point="10" svg:d="M16343 6599h502v18419h-502" svg:viewBox="0 0 503 18420">
          <text:p/>
        </draw:connector>
        <draw:connector draw:style-name="gr8" draw:text-style-name="P8" draw:layer="layout" svg:x1="16.343cm" svg:y1="9.669cm" svg:x2="16.343cm" svg:y2="25.018cm" draw:start-shape="id5" draw:start-glue-point="10" draw:end-shape="id17" draw:end-glue-point="10" svg:d="M16343 9669h502v15349h-502" svg:viewBox="0 0 503 15350">
          <text:p/>
        </draw:connector>
        <draw:connector draw:style-name="gr8" draw:text-style-name="P8" draw:layer="layout" svg:x1="16.343cm" svg:y1="12.739cm" svg:x2="16.343cm" svg:y2="25.018cm" draw:start-shape="id8" draw:start-glue-point="10" draw:end-shape="id17" svg:d="M16343 12739h502v12279h-502" svg:viewBox="0 0 503 12280">
          <text:p/>
        </draw:connector>
        <draw:connector draw:style-name="gr8" draw:text-style-name="P8" draw:layer="layout" svg:x1="16.343cm" svg:y1="15.808cm" svg:x2="16.343cm" svg:y2="25.018cm" draw:start-shape="id9" draw:start-glue-point="10" draw:end-shape="id17" draw:end-glue-point="10" svg:d="M16343 15808h502v9210h-502" svg:viewBox="0 0 503 9211">
          <text:p/>
        </draw:connector>
        <draw:connector draw:style-name="gr8" draw:text-style-name="P8" draw:layer="layout" svg:x1="16.343cm" svg:y1="18.878cm" svg:x2="16.343cm" svg:y2="25.018cm" draw:start-shape="id12" draw:start-glue-point="10" draw:end-shape="id17" draw:end-glue-point="10" svg:d="M16343 18878h502v6140h-502" svg:viewBox="0 0 503 6141">
          <text:p/>
        </draw:connector>
        <draw:connector draw:style-name="gr8" draw:text-style-name="P8" draw:layer="layout" svg:x1="16.343cm" svg:y1="21.948cm" svg:x2="16.343cm" svg:y2="25.018cm" draw:start-shape="id13" draw:start-glue-point="10" draw:end-shape="id17" svg:d="M16343 21948h502v3070h-502" svg:viewBox="0 0 503 30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3" svg:font-family="'Liberation Sans'" style:font-family-generic="swiss"/>
    <style:font-face style:name="Liberation Sans" svg:font-family="'Liberation Sans'" style:font-adornments="Regular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onster </meta:initial-creator>
    <meta:creation-date>2015-06-28T10:39:35.979472966</meta:creation-date>
    <dc:date>2020-04-12T08:21:53.635939928</dc:date>
    <meta:editing-duration>PT4H54M27S</meta:editing-duration>
    <meta:editing-cycles>67</meta:editing-cycles>
    <meta:generator>LibreOffice/6.3.5.2$Linux_X86_64 LibreOffice_project/30$Build-2</meta:generator>
    <meta:document-statistic meta:object-count="48"/>
  </office:meta>
</office:document-meta>
</file>